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ypy" style:family="table">
      <style:table-properties style:width="1.8125in" table:align="left"/>
    </style:style>
    <style:style style:name="Typy.A" style:family="table-column">
      <style:table-column-properties style:column-width="1.125in"/>
    </style:style>
    <style:style style:name="Typy.B" style:family="table-column">
      <style:table-column-properties style:column-width="0.6875in"/>
    </style:style>
    <style:style style:name="Typy.A1" style:family="table-cell">
      <style:table-cell-properties fo:padding="0.0382in" fo:border-left="0.05pt solid #000000" fo:border-right="none" fo:border-top="0.05pt solid #000000" fo:border-bottom="0.05pt solid #000000"/>
    </style:style>
    <style:style style:name="Typy.B1" style:family="table-cell">
      <style:table-cell-properties fo:padding="0.0382in" fo:border="0.05pt solid #000000"/>
    </style:style>
    <style:style style:name="Typy.A2" style:family="table-cell">
      <style:table-cell-properties fo:padding="0.0382in" fo:border-left="0.05pt solid #000000" fo:border-right="none" fo:border-top="none" fo:border-bottom="0.05pt solid #000000"/>
    </style:style>
    <style:style style:name="Typy.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cs" fo:country="CZ" officeooo:paragraph-rsid="000eb560"/>
    </style:style>
    <style:style style:name="P2" style:family="paragraph" style:parent-style-name="Text_20_body">
      <style:text-properties fo:language="cs" fo:country="CZ" officeooo:rsid="000eb560" officeooo:paragraph-rsid="000eb560"/>
    </style:style>
    <style:style style:name="P3" style:family="paragraph" style:parent-style-name="Text_20_body">
      <style:text-properties fo:language="cs" fo:country="CZ" officeooo:rsid="001d054e" officeooo:paragraph-rsid="001d054e"/>
    </style:style>
    <style:style style:name="P4" style:family="paragraph" style:parent-style-name="Subtitle">
      <style:text-properties fo:language="cs" fo:country="CZ" officeooo:paragraph-rsid="000eb560"/>
    </style:style>
    <style:style style:name="P5" style:family="paragraph" style:parent-style-name="Title">
      <style:text-properties fo:language="cs" fo:country="CZ"/>
    </style:style>
    <style:style style:name="P6" style:family="paragraph" style:parent-style-name="Title">
      <style:text-properties fo:language="cs" fo:country="CZ" officeooo:rsid="0021d377" officeooo:paragraph-rsid="0021d377"/>
    </style:style>
    <style:style style:name="P7" style:family="paragraph" style:parent-style-name="Standard">
      <style:text-properties officeooo:rsid="00286019" officeooo:paragraph-rsid="00286019"/>
    </style:style>
    <style:style style:name="P8" style:family="paragraph" style:parent-style-name="Contents_20_1">
      <style:paragraph-properties>
        <style:tab-stops>
          <style:tab-stop style:position="6.6929in" style:type="right" style:leader-style="dotted" style:leader-text="."/>
        </style:tab-stops>
      </style:paragraph-properties>
    </style:style>
    <style:style style:name="P9" style:family="paragraph" style:parent-style-name="Text_20_body">
      <style:text-properties fo:language="cs" fo:country="CZ" officeooo:rsid="0023ae9f" officeooo:paragraph-rsid="0023ae9f"/>
    </style:style>
    <style:style style:name="P10" style:family="paragraph" style:parent-style-name="Text_20_body">
      <style:text-properties fo:language="cs" fo:country="CZ" officeooo:rsid="002a5388" officeooo:paragraph-rsid="002a5388"/>
    </style:style>
    <style:style style:name="P11" style:family="paragraph" style:parent-style-name="Text_20_body">
      <style:text-properties officeooo:rsid="00273553" officeooo:paragraph-rsid="00273553"/>
    </style:style>
    <style:style style:name="P12" style:family="paragraph" style:parent-style-name="Text_20_body">
      <style:text-properties officeooo:rsid="00286019" officeooo:paragraph-rsid="00286019"/>
    </style:style>
    <style:style style:name="P13" style:family="paragraph" style:parent-style-name="Text_20_body">
      <style:text-properties officeooo:rsid="002d6f1c" officeooo:paragraph-rsid="002d6f1c"/>
    </style:style>
    <style:style style:name="P14" style:family="paragraph" style:parent-style-name="Text_20_body">
      <style:text-properties officeooo:paragraph-rsid="0032c3a8"/>
    </style:style>
    <style:style style:name="P15" style:family="paragraph" style:parent-style-name="Text_20_body">
      <style:text-properties officeooo:rsid="0033f8b2" officeooo:paragraph-rsid="0033f8b2"/>
    </style:style>
    <style:style style:name="P16" style:family="paragraph" style:parent-style-name="Text_20_body">
      <style:text-properties officeooo:rsid="0036f85f" officeooo:paragraph-rsid="0036f85f"/>
    </style:style>
    <style:style style:name="P17" style:family="paragraph" style:parent-style-name="Text_20_body">
      <style:text-properties officeooo:rsid="00376998" officeooo:paragraph-rsid="00376998"/>
    </style:style>
    <style:style style:name="P18" style:family="paragraph" style:parent-style-name="Text_20_body">
      <style:text-properties officeooo:rsid="0038a2ec" officeooo:paragraph-rsid="0038a2ec"/>
    </style:style>
    <style:style style:name="P19" style:family="paragraph" style:parent-style-name="Text_20_body">
      <style:text-properties officeooo:rsid="0038a2ec" officeooo:paragraph-rsid="003fa79c"/>
    </style:style>
    <style:style style:name="P20" style:family="paragraph" style:parent-style-name="Text_20_body">
      <style:text-properties officeooo:rsid="003c1409" officeooo:paragraph-rsid="003c1409"/>
    </style:style>
    <style:style style:name="P21" style:family="paragraph" style:parent-style-name="Text_20_body">
      <style:text-properties officeooo:rsid="003c1409" officeooo:paragraph-rsid="003fa79c"/>
    </style:style>
    <style:style style:name="P22" style:family="paragraph" style:parent-style-name="Text_20_body">
      <style:text-properties officeooo:rsid="003fa79c" officeooo:paragraph-rsid="003fa79c"/>
    </style:style>
    <style:style style:name="P23" style:family="paragraph" style:parent-style-name="Text_20_body">
      <style:text-properties officeooo:rsid="004000fa" officeooo:paragraph-rsid="004000fa"/>
    </style:style>
    <style:style style:name="P24" style:family="paragraph" style:parent-style-name="Text_20_body">
      <style:text-properties officeooo:rsid="00414b73" officeooo:paragraph-rsid="00414b73"/>
    </style:style>
    <style:style style:name="P25" style:family="paragraph" style:parent-style-name="Text_20_body">
      <style:text-properties officeooo:rsid="00450453" officeooo:paragraph-rsid="00450453"/>
    </style:style>
    <style:style style:name="P26" style:family="paragraph" style:parent-style-name="Text_20_body">
      <style:text-properties officeooo:rsid="0045d0cf" officeooo:paragraph-rsid="0045d0cf"/>
    </style:style>
    <style:style style:name="P27" style:family="paragraph" style:parent-style-name="Text_20_body">
      <style:text-properties officeooo:rsid="0047b57e" officeooo:paragraph-rsid="0047b57e"/>
    </style:style>
    <style:style style:name="P28" style:family="paragraph" style:parent-style-name="Heading_20_1" style:list-style-name="">
      <style:text-properties fo:language="cs" fo:country="CZ"/>
    </style:style>
    <style:style style:name="P29" style:family="paragraph" style:parent-style-name="Heading_20_1">
      <style:text-properties officeooo:rsid="002a5388" officeooo:paragraph-rsid="002a5388"/>
    </style:style>
    <style:style style:name="P30" style:family="paragraph" style:parent-style-name="Heading_20_1">
      <style:paragraph-properties fo:break-before="page"/>
    </style:style>
    <style:style style:name="P31" style:family="paragraph" style:parent-style-name="Contents_20_2">
      <style:paragraph-properties>
        <style:tab-stops>
          <style:tab-stop style:position="6.6929in" style:type="right" style:leader-style="dotted" style:leader-text="."/>
        </style:tab-stops>
      </style:paragraph-properties>
    </style:style>
    <style:style style:name="P32" style:family="paragraph" style:parent-style-name="Heading_20_2">
      <style:text-properties officeooo:rsid="00286019" officeooo:paragraph-rsid="00286019"/>
    </style:style>
    <style:style style:name="P33" style:family="paragraph" style:parent-style-name="Heading_20_2">
      <style:text-properties officeooo:rsid="002a5388" officeooo:paragraph-rsid="002a5388"/>
    </style:style>
    <style:style style:name="P34" style:family="paragraph" style:parent-style-name="Heading_20_2">
      <style:text-properties officeooo:rsid="00351954" officeooo:paragraph-rsid="00351954"/>
    </style:style>
    <style:style style:name="P35" style:family="paragraph" style:parent-style-name="Heading_20_3">
      <style:text-properties officeooo:rsid="003fa79c" officeooo:paragraph-rsid="003fa79c"/>
    </style:style>
    <style:style style:name="P36" style:family="paragraph" style:parent-style-name="Table_20_Contents">
      <style:text-properties officeooo:rsid="003c1409" officeooo:paragraph-rsid="003c1409"/>
    </style:style>
    <style:style style:name="P37" style:family="paragraph">
      <loext:graphic-properties draw:fill="none" draw:fill-color="#ffffff"/>
      <style:text-properties fo:font-size="12pt"/>
    </style:style>
    <style:style style:name="P38" style:family="paragraph">
      <style:text-properties fo:font-style="normal" style:font-style-asian="normal" style:font-style-complex="normal"/>
    </style:style>
    <style:style style:name="P39" style:family="paragraph">
      <loext:graphic-properties draw:fill="solid" draw:fill-color="#eeeeee"/>
      <style:text-properties fo:font-style="normal" style:text-underline-style="none" style:font-style-asian="normal" style:font-style-complex="normal"/>
    </style:style>
    <style:style style:name="T1" style:family="text">
      <style:text-properties fo:language="cs" fo:country="CZ" officeooo:rsid="0021d377"/>
    </style:style>
    <style:style style:name="T2" style:family="text">
      <style:text-properties fo:language="cs" fo:country="CZ" officeooo:rsid="002255fa"/>
    </style:style>
    <style:style style:name="T3" style:family="text">
      <style:text-properties fo:language="cs" fo:country="CZ" officeooo:rsid="0026f52d"/>
    </style:style>
    <style:style style:name="T4" style:family="text">
      <style:text-properties fo:language="cs" fo:country="CZ" fo:font-style="italic" officeooo:rsid="0021d377" style:font-style-asian="italic" style:font-style-complex="italic"/>
    </style:style>
    <style:style style:name="T5" style:family="text">
      <style:text-properties fo:language="cs" fo:country="CZ" fo:font-style="italic" officeooo:rsid="0032c3a8" style:font-style-asian="italic" style:font-style-complex="italic"/>
    </style:style>
    <style:style style:name="T6" style:family="text">
      <style:text-properties officeooo:rsid="0021d377"/>
    </style:style>
    <style:style style:name="T7" style:family="text">
      <style:text-properties officeooo:rsid="00252349"/>
    </style:style>
    <style:style style:name="T8" style:family="text">
      <style:text-properties fo:font-style="italic" style:text-underline-style="none"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officeooo:rsid="002a33bb" style:font-style-asian="italic" style:font-style-complex="italic"/>
    </style:style>
    <style:style style:name="T11" style:family="text">
      <style:text-properties fo:font-style="italic" officeooo:rsid="002e7712" style:font-style-asian="italic" style:font-style-complex="italic"/>
    </style:style>
    <style:style style:name="T12" style:family="text">
      <style:text-properties fo:font-style="italic" officeooo:rsid="0034f078" style:font-style-asian="italic" style:font-style-complex="italic"/>
    </style:style>
    <style:style style:name="T13" style:family="text">
      <style:text-properties fo:font-style="italic" officeooo:rsid="003a966a" style:font-style-asian="italic" style:font-style-complex="italic"/>
    </style:style>
    <style:style style:name="T14" style:family="text">
      <style:text-properties fo:font-style="italic" officeooo:rsid="00414b73"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2a33bb" style:font-style-asian="normal" style:font-style-complex="normal"/>
    </style:style>
    <style:style style:name="T17" style:family="text">
      <style:text-properties fo:font-style="normal" officeooo:rsid="00450453" style:font-style-asian="normal" style:font-style-complex="normal"/>
    </style:style>
    <style:style style:name="T18" style:family="text">
      <style:text-properties fo:font-style="normal" officeooo:rsid="0047b57e" style:font-style-asian="normal" style:font-style-complex="normal"/>
    </style:style>
    <style:style style:name="T19" style:family="text">
      <style:text-properties fo:font-style="normal" officeooo:rsid="0045d0cf" style:font-style-asian="normal" style:font-style-complex="normal"/>
    </style:style>
    <style:style style:name="T20" style:family="text">
      <style:text-properties officeooo:rsid="00286019"/>
    </style:style>
    <style:style style:name="T21" style:family="text">
      <style:text-properties officeooo:rsid="002a33bb"/>
    </style:style>
    <style:style style:name="T22" style:family="text">
      <style:text-properties officeooo:rsid="002b42d3"/>
    </style:style>
    <style:style style:name="T23" style:family="text">
      <style:text-properties officeooo:rsid="002b7429"/>
    </style:style>
    <style:style style:name="T24" style:family="text">
      <style:text-properties officeooo:rsid="002d6f1c"/>
    </style:style>
    <style:style style:name="T25" style:family="text">
      <style:text-properties officeooo:rsid="002e7712"/>
    </style:style>
    <style:style style:name="T26" style:family="text">
      <style:text-properties officeooo:rsid="0032c3a8"/>
    </style:style>
    <style:style style:name="T27" style:family="text">
      <style:text-properties officeooo:rsid="0034f078"/>
    </style:style>
    <style:style style:name="T28" style:family="text">
      <style:text-properties officeooo:rsid="00351954"/>
    </style:style>
    <style:style style:name="T29" style:family="text">
      <style:text-properties officeooo:rsid="00376998"/>
    </style:style>
    <style:style style:name="T30" style:family="text">
      <style:text-properties officeooo:rsid="003a966a"/>
    </style:style>
    <style:style style:name="T31" style:family="text">
      <style:text-properties officeooo:rsid="003fa79c"/>
    </style:style>
    <style:style style:name="T32" style:family="text">
      <style:text-properties officeooo:rsid="00414b73"/>
    </style:style>
    <style:style style:name="T33" style:family="text">
      <style:text-properties officeooo:rsid="0042610b"/>
    </style:style>
    <style:style style:name="T34" style:family="text">
      <style:text-properties officeooo:rsid="0045d0cf"/>
    </style:style>
    <style:style style:name="T35" style:family="text">
      <style:text-properties officeooo:rsid="0049b23a"/>
    </style:style>
    <style:style style:name="T36" style:family="text">
      <style:text-properties fo:font-size="12pt"/>
    </style:style>
    <style:style style:name="T37" style:family="text">
      <style:text-properties fo:font-style="normal" style:text-underline-style="none" style:font-style-asian="normal" style:font-style-complex="normal"/>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eeeeee" draw:auto-grow-width="true" fo:min-height="0.1925in" fo:min-width="1.0465in" fo:padding-top="0.15in" fo:padding-bottom="0.15in" fo:padding-left="0.15in" fo:padding-right="0.15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6">DNS Lookup nástroj</text:p>
      <text:p text:style-name="P4">Počítačové komunikace a sítě – Projekt <text:span text:style-name="T6">2</text:span></text:p>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1"/>
      <text:p text:style-name="P1"><draw:frame text:anchor-type="paragraph" draw:z-index="1" draw:name="Shape2" draw:style-name="gr2" draw:text-style-name="P37" svg:width="2.7189in" svg:height="0.3898in" svg:x="-0.0028in" svg:y="0.0063in"><draw:text-box><text:p><text:span text:style-name="T36">Fakulta informačních technologií</text:span></text:p><text:p><text:span text:style-name="T36">Vysoké učení technické v Brně</text:span></text:p></draw:text-box></draw:frame><draw:frame text:anchor-type="paragraph" draw:z-index="0" draw:name="Shape1" draw:style-name="gr1" draw:text-style-name="P37" svg:width="1.4748in" svg:height="0.4169in" svg:x="5.2264in" svg:y="-0.0252in"><draw:text-box><text:p><text:span text:style-name="T36">Jiří Furda (xfurda00)</text:span></text:p><text:p><text:span text:style-name="T36">8. duban 2018</text:span></text:p></draw:text-box></draw:frame></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Obsah</text:p>
          </text:index-title>
          <text:p text:style-name="P8"><text:a xlink:type="simple" xlink:href="#__RefHeading___Toc212_2024073091" text:style-name="Index_20_Link" text:visited-style-name="Index_20_Link">Úvod do problematiky<text:tab/>3</text:a></text:p>
          <text:p text:style-name="P31"><text:a xlink:type="simple" xlink:href="#__RefHeading___Toc505_1778555345" text:style-name="Index_20_Link" text:visited-style-name="Index_20_Link">DNS dotaz<text:tab/>3</text:a></text:p>
          <text:p text:style-name="P31"><text:a xlink:type="simple" xlink:href="#__RefHeading___Toc507_1778555345" text:style-name="Index_20_Link" text:visited-style-name="Index_20_Link">DNS odpověd<text:tab/>4</text:a></text:p>
          <text:p text:style-name="P8"><text:a xlink:type="simple" xlink:href="#__RefHeading___Toc509_1778555345" text:style-name="Index_20_Link" text:visited-style-name="Index_20_Link">Popis programu<text:tab/>5</text:a></text:p>
          <text:p text:style-name="P8"><text:a xlink:type="simple" xlink:href="#__RefHeading___Toc511_1778555345" text:style-name="Index_20_Link" text:visited-style-name="Index_20_Link">Použití programu<text:tab/>5</text:a></text:p>
          <text:p text:style-name="P31"><text:a xlink:type="simple" xlink:href="#__RefHeading___Toc513_1778555345" text:style-name="Index_20_Link" text:visited-style-name="Index_20_Link">Spuštění nápovědy<text:tab/>5</text:a></text:p>
          <text:p text:style-name="P31"><text:a xlink:type="simple" xlink:href="#__RefHeading___Toc515_1778555345" text:style-name="Index_20_Link" text:visited-style-name="Index_20_Link">Klasické spuštění<text:tab/>5</text:a></text:p>
          <text:p text:style-name="P31"><text:a xlink:type="simple" xlink:href="#__RefHeading___Toc517_1778555345" text:style-name="Index_20_Link" text:visited-style-name="Index_20_Link">Návratové hodnoty<text:tab/>6</text:a></text:p>
          <text:p text:style-name="P8"><text:a xlink:type="simple" xlink:href="#__RefHeading___Toc519_1778555345" text:style-name="Index_20_Link" text:visited-style-name="Index_20_Link">Zajimavé pasáže implementace<text:tab/>6</text:a></text:p>
          <text:p text:style-name="P31"><text:a xlink:type="simple" xlink:href="#__RefHeading___Toc521_1778555345" text:style-name="Index_20_Link" text:visited-style-name="Index_20_Link">Timout dotazu<text:tab/>6</text:a></text:p>
          <text:p text:style-name="P31"><text:a xlink:type="simple" xlink:href="#__RefHeading___Toc523_1778555345" text:style-name="Index_20_Link" text:visited-style-name="Index_20_Link">Zpětné dekodování jména<text:tab/>6</text:a></text:p>
          <text:p text:style-name="P8"><text:a xlink:type="simple" xlink:href="#__RefHeading___Toc237_2024073091" text:style-name="Index_20_Link" text:visited-style-name="Index_20_Link">Zdroj<text:tab/>6</text:a></text:p>
        </text:index-body>
      </text:table-of-content>
      <text:h text:style-name="P28" text:outline-level="1"/>
      <text:h text:style-name="P30" text:outline-level="1"><text:bookmark-start text:name="__RefHeading___Toc212_2024073091"/>Úvod <text:span text:style-name="T26">do problematiky</text:span><text:bookmark-end text:name="__RefHeading___Toc212_2024073091"/></text:h>
      <text:p text:style-name="P15">Domain Name System (DNS) <text:span text:style-name="T27">jak název napovídá je systém doménových jmen. Tento systém se využívá například při prohlížení webových stránek a umožňuje člověku přístup k těmto stránkam pod jejich lehko zapamatovatelnou doménou (např. </text:span><text:span text:style-name="T12">www.google.com</text:span><text:span text:style-name="T27">) místo jejich IP adresy (např. </text:span><text:span text:style-name="T12">216.58.201.100</text:span><text:span text:style-name="T27">). Pro přístup k obsahu dané stránky je ale nutné znát IP adresu jejího serveru, proto je nutné onu doménu nejprve přeložit na IP adresu a až poté ke stránce přistupovat. O tento překlad se stará právě DNS.</text:span></text:p>
      <text:h text:style-name="P34" text:outline-level="2"><text:bookmark-start text:name="__RefHeading___Toc505_1778555345"/>DNS dotaz<text:bookmark-end text:name="__RefHeading___Toc505_1778555345"/></text:h>
      <text:p text:style-name="Text_20_body"><text:span text:style-name="T28">Pro získání IP adresy je nejprve nutné úspěšně zformulovat a odeslat dotaz na DNS </text:span>server<text:span text:style-name="T28">. Adresy těchto serverů jsou v Unixových systémech uloženy v souboru</text:span> /etc/resolv.conf.</text:p>
      <text:p text:style-name="Text_20_body">Samotný dotaz je sekvence několika bytů <text:span text:style-name="T29">(počítaných od nuly)</text:span>:</text:p>
      <text:p text:style-name="Heading_20_3">Struktura nastavení</text:p>
      <text:p text:style-name="P18">Nastevní dotazu má vždy délku 12 bytů. A významově jsou uskupeny po dvojcích.</text:p>
      <text:p text:style-name="P16">Byte <text:span text:style-name="T31">1-2</text:span> značí identifikaci transakce, v případě tohoto programu je použito ID klientského procesu.</text:p>
      <text:p text:style-name="P16">Byte <text:span text:style-name="T31">3-4</text:span> určuje nastavení dotazu, tento program neumožňuje iterativní dotazy, proto <text:span text:style-name="T29">má nastavení vždy binární hodnotu</text:span> 0000 0001 0000 0000, <text:span text:style-name="T29">značící standarní dotaz vyžádující rekurzi.</text:span></text:p>
      <text:p text:style-name="P17">Byte <text:span text:style-name="T31">5</text:span>-<text:span text:style-name="T31">6</text:span> udává počet dotazů, zde program vždy posílá hodnotu 0 1, protože nepodporuje více jak jeden dotaz</text:p>
      <text:p text:style-name="P17">Byt<text:span text:style-name="T35">y</text:span> <text:span text:style-name="T31">7</text:span>-<text:span text:style-name="T35">12 udávají stejným způsobem jako byty 5-6 počty autoritativních a dodatečných serverů, ale tento program tuto položku nevyužívá a vždy odesíla 0 0 0 0 </text:span></text:p>
      <text:p text:style-name="Heading_20_3">Struktura dotazu</text:p>
      <text:p text:style-name="P18">Samotný dotaz navazuje hned za nastavením dotazu. Jeho délka se odvíjí od dotazovaného doménového jména.</text:p>
      <text:p text:style-name="P22">Obsahem jednoho dotazu je přeložené jméno (viz <text:span text:style-name="T9">překlad doménového jména</text:span>) a po ní nasledují další 4 byty. Toto celé se může opakovat několikrát, pokud je odesláno více dotazů zároveň. Tento program ale tuto možnost nepodporuje, proto v popisu uvažuje pouze odeslání jednoho dotazu. <text:s/></text:p>
      <text:p text:style-name="P20"><text:span text:style-name="T31">Předposlední</text:span> <text:span text:style-name="T31">2</text:span> byty značí typ dotazovaného záznamu. Tento program pracuje pouze s následující typy:</text:p>
      <table:table table:name="Typy" table:style-name="Typy">
        <table:table-column table:style-name="Typy.A"/>
        <table:table-column table:style-name="Typy.B"/>
        <table:table-row>
          <table:table-cell table:style-name="Typy.A1" office:value-type="string">
            <text:p text:style-name="P36">Typ</text:p>
          </table:table-cell>
          <table:table-cell table:style-name="Typy.B1" office:value-type="string">
            <text:p text:style-name="P36">Hodnota</text:p>
          </table:table-cell>
        </table:table-row>
        <table:table-row>
          <table:table-cell table:style-name="Typy.A2" office:value-type="string">
            <text:p text:style-name="P36">A</text:p>
          </table:table-cell>
          <table:table-cell table:style-name="Typy.B2" office:value-type="string">
            <text:p text:style-name="P36">0 1</text:p>
          </table:table-cell>
        </table:table-row>
        <table:table-row>
          <table:table-cell table:style-name="Typy.A2" office:value-type="string">
            <text:p text:style-name="P36">NS</text:p>
          </table:table-cell>
          <table:table-cell table:style-name="Typy.B2" office:value-type="string">
            <text:p text:style-name="P36">0 2</text:p>
          </table:table-cell>
        </table:table-row>
        <table:table-row>
          <table:table-cell table:style-name="Typy.A2" office:value-type="string">
            <text:p text:style-name="P36">CNAME</text:p>
          </table:table-cell>
          <table:table-cell table:style-name="Typy.B2" office:value-type="string">
            <text:p text:style-name="P36">0 5</text:p>
          </table:table-cell>
        </table:table-row>
        <table:table-row>
          <table:table-cell table:style-name="Typy.A2" office:value-type="string">
            <text:p text:style-name="P36">PTR</text:p>
          </table:table-cell>
          <table:table-cell table:style-name="Typy.B2" office:value-type="string">
            <text:p text:style-name="P36">0 12</text:p>
          </table:table-cell>
        </table:table-row>
        <table:table-row>
          <table:table-cell table:style-name="Typy.A2" office:value-type="string">
            <text:p text:style-name="P36">AAAA</text:p>
          </table:table-cell>
          <table:table-cell table:style-name="Typy.B2" office:value-type="string">
            <text:p text:style-name="P36">0 28</text:p>
          </table:table-cell>
        </table:table-row>
      </table:table>
      <text:p text:style-name="P20"><text:soft-page-break/></text:p>
      <text:p text:style-name="P20"><text:span text:style-name="T31">Poslední 2 byty</text:span> označují dotazovanou třídu, program ale pracuje pouze s třídou Internet, proto vždy posíla byty s hodnotou 0 1.</text:p>
      <text:p text:style-name="Heading_20_3">Překlad doménového jména</text:p>
      <text:p text:style-name="P19">Doménové jméno je rozděleno na úrovně <text:span text:style-name="T30">(tečky v doménovém jméně). Před každou úrovní je potřeba vložit byte s hodnotou odpovídající počtu znaků v následující úrovni. Pokud jméno nezačíná tečkou, tak je celé posunuté o jeden znak doprava, aby bylo možné vložit délku první úrovně. Například z doménového jména </text:span><text:span text:style-name="T13">www.google.com</text:span><text:span text:style-name="T30"> se stane</text:span><text:span text:style-name="T13"> 3www6google3com0</text:span><text:span text:style-name="T30">. Kdy číselné hodnoty neodpovídají své ASCII hodnotě ale přímo bytům s danou hodnotou.</text:span></text:p>
      <text:p text:style-name="P21">Každé doménové jméno končí tečkou, pokud tomu tak ve vstupu nebylo, tečka je doplněna.</text:p>
      <text:h text:style-name="Heading_20_2" text:outline-level="2"><text:bookmark-start text:name="__RefHeading___Toc507_1778555345"/>DNS odpověd<text:bookmark-end text:name="__RefHeading___Toc507_1778555345"/></text:h>
      <text:p text:style-name="P22">Odpověd od DNS serveru sebou kromě výsledných IP adres nese i původní DNS dotaz. Až za tímto dotazem následuje obsah odpovědi.</text:p>
      <text:p text:style-name="P35">Struktura odpovědi</text:p>
      <text:p text:style-name="P23">Samotná odpověď může být buď jedna nebo jich může následovat více za sebou, každá má ale stejný tvar a následují hned za sebou. Jejich délka bývá ale odlišná, jelikož se odvíjí od délky jména a jeho kompresi (viz <text:span text:style-name="T9">komprese </text:span><text:span text:style-name="T14">zprávy</text:span>).</text:p>
      <text:p text:style-name="P23">Jako první je obsažen 1 byte či posloupnost bytů nesoucí hodnotu jména. Pro zapsaní tohoto jména mohla být využita komprese, proto je nutné první celé jméno složit a poté provést opačný překlad než je popsán v sekci <text:span text:style-name="T9">překlad doménového jména</text:span><text:span text:style-name="T15">. Nalezení nulového bytu značí konec jména.</text:span></text:p>
      <text:p text:style-name="P24"><text:span text:style-name="T15">Následující 4 byty mají stejný význam jako v DNS dotazu. Po nich následují další 4 byty nesoucí hodnotu délky života, nicméně tato informace je pro program irelevantní.</text:span></text:p>
      <text:p text:style-name="P24"><text:span text:style-name="T15">Další 2 byty udávájí počet bytů využitých pro zapsání </text:span><text:span text:style-name="T17">výsledného jména,</text:span><text:span text:style-name="T15"> t</text:span><text:span text:style-name="T17">o</text:span><text:span text:style-name="T15"> následuje hned po těchto dvou bytech a je zapsáno stejně jako jméno popsané výše.</text:span></text:p>
      <text:p text:style-name="Heading_20_3">Komprese <text:span text:style-name="T32">zprávy</text:span></text:p>
      <text:p text:style-name="P24">Za účelem zmenšení délky zprávy se využívají odkazy na opakujícící se data. Odkaz je realizován odskokem od začátku zprávy. Použití odkazu indikuje byte s hodnotou větší než binárně 1100 0000. Pokud tedy zpráva obsahuje byte zapsaný binárně např. 1100 1010, je potřeba od něj odečíst binární číslo 1100 000 a poté k němu připojit i následující byte. Vzniknou nám tedy binární číslo např. 0000 1010 0000 0001. Po převodu do dekacické soustavy <text:span text:style-name="T33">nám vzniká číslo 2561. Tudíž data pokračují na <text:s text:c="2"/>2562. bytu zprávy.</text:span></text:p>
      <text:p text:style-name="P23"/>
      <text:p text:style-name="Heading_20_3"><text:soft-page-break/></text:p>
      <text:h text:style-name="P29" text:outline-level="1"><text:bookmark-start text:name="__RefHeading___Toc509_1778555345"/>Popis programu<text:bookmark-end text:name="__RefHeading___Toc509_1778555345"/></text:h>
      <text:p text:style-name="P10">Program realizuje dotaz na systém DNS a následný překlad doménových jmen a IP adres v odpověd<text:span text:style-name="T22">i</text:span> na tento dotaz. <text:span text:style-name="T23">To vše bez využítí knihovních funkcí k tomu určných.</text:span> <text:s/></text:p>
      <text:h text:style-name="Heading_20_1" text:outline-level="1"><text:bookmark-start text:name="__RefHeading___Toc511_1778555345"/>Použití programu<text:bookmark-end text:name="__RefHeading___Toc511_1778555345"/></text:h>
      <text:p text:style-name="P9">Programu rozlišuje dvě základní varianty spuštění – <text:span text:style-name="T7">klasické a nápovědu.</text:span></text:p>
      <text:h text:style-name="Heading_20_2" text:outline-level="2"><text:bookmark-start text:name="__RefHeading___Toc513_1778555345"/>Spuštění nápovědy<text:bookmark-end text:name="__RefHeading___Toc513_1778555345"/></text:h>
      <text:p text:style-name="P11">Konvece spuštění programu pro výpis <text:span text:style-name="T20">nápovědy</text:span> programu je následující:</text:p>
      <text:p text:style-name="P3"><draw:frame text:anchor-type="as-char" svg:y="0in" draw:z-index="2" draw:name="Shape3" draw:style-name="gr3" draw:text-style-name="P39" svg:width="1.413in" svg:height="0.4925in"><draw:text-box><text:p text:style-name="P38"><text:span text:style-name="T37">./ipk-lookup [-h]</text:span></text:p></draw:text-box></draw:frame></text:p>
      <text:p text:style-name="P12"><text:bookmark-start text:name="__RefHeading___Toc233_2024073091"/>Pokud tedy <text:span text:style-name="T21">bude program spuštěn bez parametrů nebo pouze s přepínačem </text:span><text:span text:style-name="T10">-h</text:span><text:span text:style-name="T16">, vypíše se na standartní vstup název programu, jeho autor, krátký popis a konvence klasického spuštění.<text:line-break/>Pokud je přepínač </text:span><text:span text:style-name="T10">-h</text:span><text:span text:style-name="T16"> kombinován s libovolným dalším parametrem, program končí chybou.</text:span><text:bookmark-end text:name="__RefHeading___Toc233_2024073091"/></text:p>
      <text:h text:style-name="P33" text:outline-level="2"><text:bookmark-start text:name="__RefHeading___Toc515_1778555345"/>Klasické spuštění<text:bookmark-end text:name="__RefHeading___Toc515_1778555345"/></text:h>
      <text:p text:style-name="Text_20_body">Toto spuštění má v případě úspěšného dotazu <text:span text:style-name="T24">za následek vypsání jednodtlivých záznamů. Obecná konvence takového spuštění má tvar:</text:span></text:p>
      <text:p text:style-name="Text_20_body"><draw:frame text:anchor-type="as-char" svg:y="0in" draw:z-index="4" draw:name="Shape3" draw:style-name="gr3" draw:text-style-name="P39" svg:width="3.8303in" svg:height="0.4925in"><draw:text-box><text:p text:style-name="P38"><text:span text:style-name="T37">./ipk-lookup -s server [-T timeout] [-t type] [-i] name</text:span></text:p></draw:text-box></draw:frame></text:p>
      <text:p text:style-name="Text_20_body">Přepínač<text:span text:style-name="T9"> -s</text:span> je povinný a stejně tak i jeho argument, který očekává IPv4 adresu DNS serveru, kam bude dotaz směřován.</text:p>
      <text:p text:style-name="P13">Přepínač <text:span text:style-name="T9">-T </text:span>je nepovinný, avšak v případě jeho užití je nutné vyplnit i číselný argument, ten udává maximální dobu v sekundách, po kterou program čeká na odpověd z DNS serveru. Pokud v této době odpověd nepřicházi, program končí chybou. V případě nevyužití tohoto přepínače je doba automaticky nastavena na 5 sekund.</text:p>
      <text:p text:style-name="P13">Přepínač<text:span text:style-name="T9"> -t </text:span>je nepovinný, ale stejně jako v případě přepínače <text:span text:style-name="T9">-T </text:span>je při jeho využití nutno napsat i jeho argument. Povolené argumenty jsou pouze <text:span text:style-name="T9">A</text:span>, <text:span text:style-name="T8">AAAA</text:span>, <text:span text:style-name="T9">NS</text:span>,<text:span text:style-name="T9"> PTR</text:span> nebo<text:span text:style-name="T9"> CNAME</text:span>. Ty specifikují typ dotazovaného záznamu. Pokud tento přepínač není použit, dotaz probíhá na typ <text:span text:style-name="T9">A</text:span></text:p>
      <text:p text:style-name="P13">Přepínač <text:span text:style-name="T9">-i </text:span>je nepovinný. Jeho funkce není implementována, proto běh programu nijak neovliní, avšak jeho existence byla zachována z důvodu dodržení konvece spuštění v zadání projektu. <text:s text:c="2"/></text:p>
      <text:p text:style-name="P13">Parametr <text:span text:style-name="T9">name</text:span> <text:span text:style-name="T25">je povinný a udává doménové jméno k přeložení, vyjímku tvoří spuštění s dotazem na záznam PTR (</text:span><text:span text:style-name="T11">-t PTR</text:span><text:span text:style-name="T25">), kdy parametr očekává jako vstup IPv4 nebo IPv6 adresu.</text:span></text:p>
      <text:p text:style-name="P25">Při úspěšném spuštení programu jsou na standartní výstup <text:span text:style-name="T34">vypisovány (dílčí) odpovědi. Každý záznam je zapsán ne jednom řádku </text:span></text:p>
      <text:h text:style-name="P32" text:outline-level="2"><text:bookmark-start text:name="__RefHeading___Toc517_1778555345"/><text:soft-page-break/>Návratové hodnoty<text:bookmark-end text:name="__RefHeading___Toc517_1778555345"/></text:h>
      <text:p text:style-name="P12">V případě úspěšného běhu programu je navrácena hodnota 0. V opačném případě je program ihned ukončen a vrací se buď hodnota 1 značící chybu za běhu nebo hodnota 2 značící chybu spuštění (nevhodné parametry). Současně se na standartní chybový výstup vypíše hláška ve formátu:</text:p>
      <text:p text:style-name="P7"><draw:frame text:anchor-type="as-char" svg:y="0in" draw:z-index="3" draw:name="Shape3" draw:style-name="gr3" draw:text-style-name="P39" svg:width="3.2713in" svg:height="0.4925in"><draw:text-box><text:p text:style-name="P38"><text:span text:style-name="T37">ERROR: &lt;popis chyby v anglickém jazyce&gt;</text:span></text:p></draw:text-box></draw:frame></text:p>
      <text:p text:style-name="P7"/>
      <text:h text:style-name="Heading_20_1" text:outline-level="1"><text:bookmark-start text:name="__RefHeading___Toc519_1778555345"/>Zajimavé pasáže implementace<text:bookmark-end text:name="__RefHeading___Toc519_1778555345"/></text:h>
      <text:h text:style-name="Heading_20_2" text:outline-level="2"><text:bookmark-start text:name="__RefHeading___Toc521_1778555345"/>Timout dotazu<text:bookmark-end text:name="__RefHeading___Toc521_1778555345"/></text:h>
      <text:p text:style-name="P26">Timeout je řešen pomocí funce<text:span text:style-name="T9"> setsockopt()</text:span> s parametrem<text:span text:style-name="T9"> SO_RCVTIMEO.</text:span></text:p>
      <text:h text:style-name="Heading_20_2" text:outline-level="2"><text:bookmark-start text:name="__RefHeading___Toc523_1778555345"/>Zpětné dekodování jména<text:bookmark-end text:name="__RefHeading___Toc523_1778555345"/></text:h>
      <text:p text:style-name="P26"><text:span text:style-name="T15">K tomotu účelu program využívá vlastní funkci ntohName(), která nejprve porovná, zda hodnota prvních dvou bytů je větší než 1100 0000 0000 0000. </text:span><text:span text:style-name="T18">Tím je zjištěno, zda byl nebo nebyl využit odkaz. Pokud ano, je neznaménkové číslo 49152 od těchto bytů odečteno a jeho následná hodnota se uloží jako odskok od začátku zprávy. Pokud ovšem odkaz využit není, pracuje se se jménem úplně stejně, jen hodnota odskoku je nastavena tak, aby odpovídala následujícímu bytu po těchto dvou již přečtených.</text:span></text:p>
      <text:p text:style-name="P27">Každý následující byte je porovnáván s honotou 0, ta ukončí čtení, a také s hodnoutou větší než <text:s/><text:span text:style-name="T19">1100 0000, </text:span><text:span text:style-name="T15">což značí využítí odkazu. V tento moment funkce využívá rekurzivní volání sama sebe.</text:span></text:p>
      <text:p text:style-name="P27"><text:span text:style-name="T15">Funkce poté přesouvá znaky z odpovědi do nového řetězce, kde nahrazuje délky doménových úrovní tečkou, samozřejmě vyjma prvního znaku jména (pokud se současně nejedná o poslední).</text:span></text:p>
      <text:h text:style-name="Heading_20_1" text:outline-level="1"><text:bookmark-start text:name="__RefHeading___Toc237_2024073091"/>Zdroj<text:bookmark-end text:name="__RefHeading___Toc237_2024073091"/></text:h>
      <text:p text:style-name="P14"><text:span text:style-name="T3">1. </text:span><text:span text:style-name="T1">M</text:span><text:span text:style-name="T3">OCKAPETRIS, Paul</text:span><text:span text:style-name="T1">. </text:span><text:span text:style-name="T5">RFC 135 -</text:span><text:span text:style-name="T4"> Domain </text:span><text:span text:style-name="T5">names -</text:span><text:span text:style-name="T4"> </text:span><text:span text:style-name="T5">i</text:span><text:span text:style-name="T4">mplementation and </text:span><text:span text:style-name="T5">s</text:span><text:span text:style-name="T4">pecification</text:span><text:span text:style-name="T1"> [online]. </text:span><text:span text:style-name="T2"><text:s/>1987-</text:span><text:span text:style-name="T3">11</text:span><text:span text:style-name="T2"> </text:span><text:span text:style-name="T3">[cit. 2018-04-08]</text:span><text:span text:style-name="T2">. Dostupné z </text:span><text:a xlink:type="simple" xlink:href="https://tools.ietf.org/html/rfc1035" text:style-name="Internet_20_link" text:visited-style-name="Visited_20_Internet_20_Link">https://tools.ietf.org/html/rfc1035</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2598in" fo:margin-bottom="0.0799in" loext:contextual-spacing="false" fo:text-indent="0in" style:auto-text-indent="false"/>
      <style:text-properties fo:font-size="130%" fo:language="cs" fo:country="CZ"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ans" fo:font-family="'Liberation Sans'" style:font-family-generic="swiss" style:font-pitch="variable" fo:font-size="16pt" fo:font-weight="bold" style:font-name-asian="WenQuanYi Micro Hei" style:font-family-asian="'WenQuanYi Micro Hei'"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text-properties fo:font-weight="bold" officeooo:rsid="0038a2ec" style:font-weight-asian="bold" style:font-weight-complex="bold"/>
    </style:style>
    <style:style style:name="Table_20_Contents" style:display-name="Tabl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8:25:45.822309482</meta:creation-date>
    <dc:date>2018-04-09T23:31:39.959351289</dc:date>
    <meta:editing-duration>PT3H47M50S</meta:editing-duration>
    <meta:editing-cycles>30</meta:editing-cycles>
    <meta:generator>LibreOffice/5.1.6.2$Linux_X86_64 LibreOffice_project/10m0$Build-2</meta:generator>
    <meta:document-statistic meta:table-count="1" meta:image-count="0" meta:object-count="0" meta:page-count="6" meta:paragraph-count="84" meta:word-count="1226" meta:character-count="7808" meta:non-whitespace-character-count="6648"/>
  </office:meta>
</office:document-meta>
</file>